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6pt" fo:font-style="normal" style:text-underline-style="solid" style:text-underline-width="auto" style:text-underline-color="font-color" fo:font-weight="bold" officeooo:rsid="001c9434" officeooo:paragraph-rsid="001c9434" style:font-size-asian="26pt" style:font-style-asian="normal" style:font-weight-asian="bold" style:font-size-complex="26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6pt" fo:font-style="normal" style:text-underline-style="solid" style:text-underline-width="auto" style:text-underline-color="font-color" fo:font-weight="bold" officeooo:rsid="001c9434" officeooo:paragraph-rsid="001c9434" style:font-size-asian="14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6pt" fo:font-style="normal" style:text-underline-style="none" fo:font-weight="normal" officeooo:rsid="001c9434" officeooo:paragraph-rsid="001c9434" style:font-size-asian="14pt" style:font-style-asian="normal" style:font-weight-asian="normal" style:font-size-complex="16pt" style:font-style-complex="normal" style:font-weight-complex="normal"/>
    </style:style>
    <style:style style:name="P4" style:family="paragraph" style:parent-style-name="Text_20_body">
      <style:text-properties officeooo:rsid="001c9434" officeooo:paragraph-rsid="001c9434"/>
    </style:style>
    <style:style style:name="P5" style:family="paragraph" style:parent-style-name="Text_20_body" style:list-style-name="L1">
      <style:text-properties officeooo:rsid="001c9434" officeooo:paragraph-rsid="001c9434"/>
    </style:style>
    <style:style style:name="P6" style:family="paragraph" style:parent-style-name="Text_20_body" style:list-style-name="L1">
      <style:text-properties style:text-underline-style="none" fo:font-weight="normal" officeooo:rsid="001c9434" officeooo:paragraph-rsid="001c9434" style:font-weight-asian="normal" style:font-weight-complex="normal"/>
    </style:style>
    <style:style style:name="P7" style:family="paragraph" style:parent-style-name="Text_20_body">
      <style:text-properties fo:font-size="18pt" style:text-underline-style="solid" style:text-underline-width="auto" style:text-underline-color="font-color" fo:font-weight="bold" officeooo:rsid="001c9434" officeooo:paragraph-rsid="001c9434" style:font-size-asian="15.75pt" style:font-weight-asian="bold" style:font-size-complex="18pt" style:font-weight-complex="bold"/>
    </style:style>
    <style:style style:name="P8" style:family="paragraph" style:parent-style-name="Text_20_body">
      <style:text-properties fo:font-size="18pt" style:text-underline-style="solid" style:text-underline-width="auto" style:text-underline-color="font-color" fo:font-weight="bold" officeooo:rsid="001c9434" officeooo:paragraph-rsid="001c9434" style:font-size-asian="18pt" style:font-weight-asian="bold" style:font-size-complex="18pt" style:font-weight-complex="bold"/>
    </style:style>
    <style:style style:name="P9" style:family="paragraph" style:parent-style-name="Text_20_body">
      <style:text-properties fo:font-size="12pt" style:text-underline-style="none" fo:font-weight="normal" officeooo:rsid="001c9434" officeooo:paragraph-rsid="001c9434" style:font-size-asian="10.5pt" style:font-weight-asian="normal" style:font-size-complex="12pt" style:font-weight-complex="normal"/>
    </style:style>
    <style:style style:name="P10" style:family="paragraph" style:parent-style-name="Text_20_body" style:list-style-name="L2">
      <style:text-properties fo:font-size="12pt" style:text-underline-style="none" fo:font-weight="normal" officeooo:rsid="001c9434" officeooo:paragraph-rsid="001c9434" style:font-size-asian="10.5pt" style:font-weight-asian="normal" style:font-size-complex="12pt" style:font-weight-complex="normal"/>
    </style:style>
    <style:style style:name="P11" style:family="paragraph" style:parent-style-name="Text_20_body">
      <style:text-properties fo:font-size="12pt" style:text-underline-style="none" fo:font-weight="normal" officeooo:rsid="001ce0a7" officeooo:paragraph-rsid="001ce0a7" style:font-size-asian="10.5pt" style:font-weight-asian="normal" style:font-size-complex="12pt" style:font-weight-complex="normal"/>
    </style:style>
    <style:style style:name="P12" style:family="paragraph" style:parent-style-name="Text_20_body" style:list-style-name="L3">
      <style:text-properties fo:font-size="12pt" style:text-underline-style="none" fo:font-weight="normal" officeooo:rsid="001ce0a7" officeooo:paragraph-rsid="001ce0a7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fo:font-size="14pt" style:text-underline-style="none" fo:font-weight="bold" officeooo:rsid="001ce0a7" officeooo:paragraph-rsid="001ce0a7" style:font-size-asian="12.25pt" style:font-weight-asian="bold" style:font-size-complex="14pt" style:font-weight-complex="bold"/>
    </style:style>
    <style:style style:name="P14" style:family="paragraph" style:parent-style-name="Heading_20_1">
      <style:text-properties officeooo:rsid="001c9434" officeooo:paragraph-rsid="001c9434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officeooo:rsid="001ce0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Experience</text:p>
      <text:p text:style-name="P2"/>
      <text:p text:style-name="P3">I undertook a survey regarding a coffee shop website around Karen shopping centre. At first I encountered a hostile reception from the participants as I approached them before they agreed on <text:s/><text:span text:style-name="T4">per-taking</text:span> in the small interview. The following are the questions I asked and the response I got;</text:p>
      <text:h text:style-name="P14" text:outline-level="1">1.<text:span text:style-name="T1"> </text:span><text:span text:style-name="T2">HAVE YOU EVER VISITED A COFFEE SHOP WEBSITE?</text:span></text:h>
      <text:list xml:id="list2630633893427780696" text:style-name="L1">
        <text:list-item>
          <text:p text:style-name="P6">Yes I have. Though i'm not sure what I was checking. I ended up liking it and going to the place.</text:p>
        </text:list-item>
        <text:list-item>
          <text:p text:style-name="P6">No I haven't. Why would I when I could just walk into one and get whatever I want?</text:p>
        </text:list-item>
        <text:list-item>
          <text:p text:style-name="P5"><text:span text:style-name="T3">Yes I have. But I didn't get what I was looking for. (turns out she was looking to reserve space to hold a small birthday for her daughter )</text:span></text:p>
        </text:list-item>
        <text:list-item>
          <text:p text:style-name="P5"><text:span text:style-name="T3">No I haven't but I have liked a couple <text:s/>of their social media pages.</text:span></text:p>
        </text:list-item>
      </text:list>
      <text:p text:style-name="P4"><text:span text:style-name="T3"/></text:p>
      <text:p text:style-name="P7">2. WHAT WOULD MAKE YOU VISIT A COFFEE SHOP'S WEBSITE?</text:p>
      <text:list xml:id="list8801833730393932854" text:style-name="L2">
        <text:list-item>
          <text:p text:style-name="P10">To look at their premises and find the location.</text:p>
        </text:list-item>
        <text:list-item>
          <text:p text:style-name="P10">To see their menu.</text:p>
        </text:list-item>
        <text:list-item>
          <text:p text:style-name="P10">To find their location.</text:p>
        </text:list-item>
        <text:list-item>
          <text:p text:style-name="P10">For reservations.</text:p>
        </text:list-item>
      </text:list>
      <text:p text:style-name="P9"/>
      <text:p text:style-name="P8">3. WERE YOU SATISFIED WHEN YOU VISITED THE SITE?</text:p>
      <text:list xml:id="list4782287092369128065" text:style-name="L3">
        <text:list-item>
          <text:p text:style-name="P12">Yes I was. I found out where they were and liked their setting and ambiance.</text:p>
        </text:list-item>
        <text:list-item>
          <text:p text:style-name="P12">I was not satisfied as the website had no menu.</text:p>
        </text:list-item>
        <text:list-item>
          <text:p text:style-name="P12">Yes I was. I got directions to the place.</text:p>
        </text:list-item>
        <text:list-item>
          <text:p text:style-name="P12">No I was not because they had no options for reservations and the contact numbers given were either off or busy.</text:p>
        </text:list-item>
      </text:list>
      <text:p text:style-name="P11"/>
      <text:p text:style-name="P13"><text:soft-page-break/>I concluded the survey by walking into one of the coffee shops and asked the manager politely if they would like me to do for them a detailed responsive website and she told me they had one under construction but if they don't like the design they would then give me a cal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07:28:13.625887608</meta:creation-date>
    <dc:date>2016-01-19T07:53:06.732591590</dc:date>
    <meta:editing-duration>PT6M42S</meta:editing-duration>
    <meta:editing-cycles>1</meta:editing-cycles>
    <meta:document-statistic meta:table-count="0" meta:image-count="0" meta:object-count="0" meta:page-count="2" meta:paragraph-count="18" meta:word-count="299" meta:character-count="1508" meta:non-whitespace-character-count="1237"/>
    <meta:generator>LibreOffice/5.0.2.2$Linux_X86_64 LibreOffice_project/00m0$Build-2</meta:generator>
  </office:meta>
</office:document-meta>
</file>